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P9" style:parent-style-name="Normal" style:list-style-name="LFO1" style:family="paragraph"/>
    <style:style style:name="P10" style:parent-style-name="Normal" style:list-style-name="LFO1" style:family="paragraph"/>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T14" style:parent-style-name="Policepardéfaut" style:family="text">
      <style:text-properties fo:font-weight="bold" style:font-weight-asian="bold" style:font-weight-complex="bold"/>
    </style:style>
    <style:style style:name="P15" style:parent-style-name="Normal" style:list-style-name="LFO2" style:family="paragraph"/>
    <style:style style:name="T16" style:parent-style-name="Policepardéfaut" style:family="text">
      <style:text-properties fo:font-weight="bold" style:font-weight-asian="bold" style:font-weight-complex="bold"/>
    </style:style>
    <style:style style:name="P17" style:parent-style-name="Normal" style:list-style-name="LFO2" style:family="paragraph"/>
    <style:style style:name="P18" style:parent-style-name="Normal" style:list-style-name="LFO2" style:family="paragraph"/>
    <style:style style:name="P19" style:parent-style-name="Normal" style:list-style-name="LFO2" style:family="paragraph"/>
    <style:style style:name="P20" style:parent-style-name="Normal" style:list-style-name="LFO2" style:family="paragraph"/>
    <style:style style:name="T21" style:parent-style-name="Policepardéfaut" style:family="text">
      <style:text-properties fo:font-weight="bold" style:font-weight-asian="bold" style:font-weight-complex="bold"/>
    </style:style>
    <style:style style:name="P22" style:parent-style-name="Normal" style:list-style-name="LFO2" style:family="paragraph"/>
    <style:style style:name="P23" style:parent-style-name="Normal" style:list-style-name="LFO2" style:family="paragraph"/>
    <style:style style:name="P24" style:parent-style-name="Normal" style:list-style-name="LFO2" style:family="paragraph"/>
    <style:style style:name="P25" style:parent-style-name="Normal" style:list-style-name="LFO2" style:family="paragraph"/>
    <style:style style:name="T26" style:parent-style-name="Policepardéfaut" style:family="text">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T28" style:parent-style-name="Policepardéfaut" style:family="text">
      <style:text-properties fo:font-weight="bold" style:font-weight-asian="bold" style:font-weight-complex="bold"/>
    </style:style>
    <style:style style:name="T29" style:parent-style-name="Policepardéfaut" style:family="text">
      <style:text-properties fo:font-weight="bold" style:font-weight-asian="bold" style:font-weight-complex="bold"/>
    </style:style>
    <style:style style:name="P30" style:parent-style-name="Normal" style:list-style-name="LFO3" style:family="paragraph"/>
    <style:style style:name="T31" style:parent-style-name="Policepardéfaut" style:family="text">
      <style:text-properties fo:font-weight="bold" style:font-weight-asian="bold" style:font-weight-complex="bold"/>
    </style:style>
    <style:style style:name="P32" style:parent-style-name="Normal" style:list-style-name="LFO3" style:family="paragraph"/>
    <style:style style:name="P33" style:parent-style-name="Normal" style:list-style-name="LFO3" style:family="paragraph"/>
    <style:style style:name="P34" style:parent-style-name="Normal" style:list-style-name="LFO3" style:family="paragraph"/>
    <style:style style:name="T35" style:parent-style-name="Policepardéfaut" style:family="text">
      <style:text-properties fo:font-weight="bold" style:font-weight-asian="bold" style:font-weight-complex="bold"/>
    </style:style>
    <style:style style:name="P36" style:parent-style-name="Normal" style:list-style-name="LFO3" style:family="paragraph"/>
    <style:style style:name="P37" style:parent-style-name="Normal" style:list-style-name="LFO3" style:family="paragraph"/>
    <style:style style:name="P38" style:parent-style-name="Normal" style:list-style-name="LFO3" style:family="paragraph"/>
    <style:style style:name="P39" style:parent-style-name="Normal" style:list-style-name="LFO3" style:family="paragraph"/>
    <style:style style:name="T40" style:parent-style-name="Policepardéfaut" style:family="text">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T42" style:parent-style-name="Policepardéfaut" style:family="text">
      <style:text-properties fo:font-weight="bold" style:font-weight-asian="bold" style:font-weight-complex="bold"/>
    </style:style>
    <style:style style:name="T43" style:parent-style-name="Policepardéfaut" style:family="text">
      <style:text-properties fo:font-weight="bold" style:font-weight-asian="bold" style:font-weight-complex="bold"/>
    </style:style>
    <style:style style:name="P44" style:parent-style-name="Normal" style:list-style-name="LFO4" style:family="paragraph"/>
    <style:style style:name="T45" style:parent-style-name="Policepardéfaut" style:family="text">
      <style:text-properties fo:font-weight="bold" style:font-weight-asian="bold" style:font-weight-complex="bold"/>
    </style:style>
    <style:style style:name="P46" style:parent-style-name="Normal" style:list-style-name="LFO4" style:family="paragraph"/>
    <style:style style:name="P47" style:parent-style-name="Normal" style:list-style-name="LFO4" style:family="paragraph"/>
    <style:style style:name="P48" style:parent-style-name="Normal" style:list-style-name="LFO4" style:family="paragraph"/>
    <style:style style:name="T49" style:parent-style-name="Policepardéfaut" style:family="text">
      <style:text-properties fo:font-weight="bold" style:font-weight-asian="bold" style:font-weight-complex="bold"/>
    </style:style>
    <style:style style:name="P50" style:parent-style-name="Normal" style:list-style-name="LFO4" style:family="paragraph"/>
    <style:style style:name="P51" style:parent-style-name="Normal" style:list-style-name="LFO4" style:family="paragraph"/>
    <style:style style:name="P52" style:parent-style-name="Normal" style:list-style-name="LFO4" style:family="paragraph"/>
    <style:style style:name="P53" style:parent-style-name="Normal" style:list-style-name="LFO4" style:family="paragraph"/>
    <style:style style:name="T54" style:parent-style-name="Policepardéfaut" style:family="text">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T56" style:parent-style-name="Policepardéfaut" style:family="text">
      <style:text-properties fo:font-weight="bold" style:font-weight-asian="bold" style:font-weight-complex="bold"/>
    </style:style>
    <style:style style:name="T57" style:parent-style-name="Policepardéfaut" style:family="text">
      <style:text-properties fo:font-weight="bold" style:font-weight-asian="bold" style:font-weight-complex="bold"/>
    </style:style>
    <style:style style:name="P58" style:parent-style-name="Normal" style:list-style-name="LFO5" style:family="paragraph"/>
    <style:style style:name="T59" style:parent-style-name="Policepardéfaut" style:family="text">
      <style:text-properties fo:font-weight="bold" style:font-weight-asian="bold" style:font-weight-complex="bold"/>
    </style:style>
    <style:style style:name="P60" style:parent-style-name="Normal" style:list-style-name="LFO5" style:family="paragraph"/>
    <style:style style:name="P61" style:parent-style-name="Normal" style:list-style-name="LFO5" style:family="paragraph"/>
    <style:style style:name="P62" style:parent-style-name="Normal" style:list-style-name="LFO5" style:family="paragraph"/>
    <style:style style:name="T63" style:parent-style-name="Policepardéfaut" style:family="text">
      <style:text-properties fo:font-weight="bold" style:font-weight-asian="bold" style:font-weight-complex="bold"/>
    </style:style>
    <style:style style:name="P64" style:parent-style-name="Normal" style:list-style-name="LFO5" style:family="paragraph"/>
    <style:style style:name="P65" style:parent-style-name="Normal" style:list-style-name="LFO5" style:family="paragraph"/>
    <style:style style:name="P66" style:parent-style-name="Normal" style:list-style-name="LFO5" style:family="paragraph"/>
    <style:style style:name="P67" style:parent-style-name="Normal" style:list-style-name="LFO5" style:family="paragraph"/>
    <style:style style:name="T68" style:parent-style-name="Policepardéfaut" style:family="text">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T70" style:parent-style-name="Policepardéfaut" style:family="text">
      <style:text-properties fo:font-weight="bold" style:font-weight-asian="bold" style:font-weight-complex="bold"/>
    </style:style>
    <style:style style:name="T71" style:parent-style-name="Policepardéfaut" style:family="text">
      <style:text-properties fo:font-weight="bold" style:font-weight-asian="bold" style:font-weight-complex="bold"/>
    </style:style>
    <style:style style:name="P72" style:parent-style-name="Normal" style:list-style-name="LFO6" style:family="paragraph"/>
    <style:style style:name="T73" style:parent-style-name="Policepardéfaut" style:family="text">
      <style:text-properties fo:font-weight="bold" style:font-weight-asian="bold" style:font-weight-complex="bold"/>
    </style:style>
    <style:style style:name="P74" style:parent-style-name="Normal" style:list-style-name="LFO6" style:family="paragraph"/>
    <style:style style:name="P75" style:parent-style-name="Normal" style:list-style-name="LFO6" style:family="paragraph"/>
    <style:style style:name="T76" style:parent-style-name="Policepardéfaut" style:family="text">
      <style:text-properties fo:font-weight="bold" style:font-weight-asian="bold" style:font-weight-complex="bold"/>
    </style:style>
    <style:style style:name="P77" style:parent-style-name="Normal" style:list-style-name="LFO6" style:family="paragraph"/>
    <style:style style:name="P78" style:parent-style-name="Normal" style:list-style-name="LFO6" style:family="paragraph"/>
    <style:style style:name="P79" style:parent-style-name="Normal" style:list-style-name="LFO6" style:family="paragraph"/>
    <style:style style:name="P80" style:parent-style-name="Normal" style:list-style-name="LFO6" style:family="paragraph"/>
    <style:style style:name="P81" style:parent-style-name="Normal" style:list-style-name="LFO6" style:family="paragraph"/>
    <style:style style:name="P82" style:parent-style-name="Normal" style:list-style-name="LFO6" style:family="paragraph"/>
    <style:style style:name="T83" style:parent-style-name="Policepardéfaut" style:family="text">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T86" style:parent-style-name="Policepardéfaut" style:family="text">
      <style:text-properties fo:font-weight="bold" style:font-weight-asian="bold" style:font-weight-complex="bold"/>
    </style:style>
    <style:style style:name="P87" style:parent-style-name="Normal" style:list-style-name="LFO7" style:family="paragraph"/>
    <style:style style:name="T88" style:parent-style-name="Policepardéfaut" style:family="text">
      <style:text-properties fo:font-weight="bold" style:font-weight-asian="bold" style:font-weight-complex="bold"/>
    </style:style>
    <style:style style:name="P89" style:parent-style-name="Normal" style:list-style-name="LFO7" style:family="paragraph"/>
    <style:style style:name="P90" style:parent-style-name="Normal" style:list-style-name="LFO7" style:family="paragraph"/>
    <style:style style:name="T91" style:parent-style-name="Policepardéfaut" style:family="text">
      <style:text-properties fo:font-weight="bold" style:font-weight-asian="bold" style:font-weight-complex="bold"/>
    </style:style>
    <style:style style:name="P92" style:parent-style-name="Normal" style:list-style-name="LFO7" style:family="paragraph"/>
    <style:style style:name="P93" style:parent-style-name="Normal" style:list-style-name="LFO7" style:family="paragraph"/>
    <style:style style:name="P94" style:parent-style-name="Normal" style:list-style-name="LFO7" style:family="paragraph"/>
    <style:style style:name="T95" style:parent-style-name="Policepardéfaut" style:family="text">
      <style:text-properties fo:font-weight="bold" style:font-weight-asian="bold" style:font-weight-complex="bold"/>
    </style:style>
    <style:style style:name="P96" style:parent-style-name="Normal" style:family="paragraph">
      <style:text-properties fo:font-weight="bold" style:font-weight-asian="bold" style:font-weight-complex="bold"/>
    </style:style>
    <style:style style:name="T97" style:parent-style-name="Policepardéfaut" style:family="text">
      <style:text-properties fo:font-weight="bold" style:font-weight-asian="bold" style:font-weight-complex="bold"/>
    </style:style>
    <style:style style:name="T98" style:parent-style-name="Policepardéfaut" style:family="text">
      <style:text-properties fo:font-weight="bold" style:font-weight-asian="bold" style:font-weight-complex="bold"/>
    </style:style>
    <style:style style:name="P99" style:parent-style-name="Normal" style:list-style-name="LFO8" style:family="paragraph"/>
    <style:style style:name="T100" style:parent-style-name="Policepardéfaut" style:family="text">
      <style:text-properties fo:font-weight="bold" style:font-weight-asian="bold" style:font-weight-complex="bold"/>
    </style:style>
    <style:style style:name="P101" style:parent-style-name="Normal" style:list-style-name="LFO8" style:family="paragraph"/>
    <style:style style:name="P102" style:parent-style-name="Normal" style:list-style-name="LFO8" style:family="paragraph"/>
    <style:style style:name="P103" style:parent-style-name="Normal" style:list-style-name="LFO8" style:family="paragraph"/>
    <style:style style:name="P104" style:parent-style-name="Normal" style:list-style-name="LFO8" style:family="paragraph"/>
    <style:style style:name="P105" style:parent-style-name="Normal" style:list-style-name="LFO8" style:family="paragraph"/>
    <style:style style:name="T106" style:parent-style-name="Policepardéfaut" style:family="text">
      <style:text-properties fo:font-weight="bold" style:font-weight-asian="bold" style:font-weight-complex="bold"/>
    </style:style>
    <style:style style:name="P107" style:parent-style-name="Normal" style:list-style-name="LFO8" style:family="paragraph"/>
    <style:style style:name="P108" style:parent-style-name="Normal" style:list-style-name="LFO8" style:family="paragraph"/>
    <style:style style:name="P109" style:parent-style-name="Normal" style:list-style-name="LFO8" style:family="paragraph"/>
    <style:style style:name="P110" style:parent-style-name="Normal" style:list-style-name="LFO8" style:family="paragraph"/>
    <style:style style:name="P111" style:parent-style-name="Normal" style:list-style-name="LFO8" style:family="paragraph"/>
    <style:style style:name="P112" style:parent-style-name="Normal" style:list-style-name="LFO8" style:family="paragraph"/>
    <style:style style:name="P113" style:parent-style-name="Normal" style:list-style-name="LFO8" style:family="paragraph"/>
    <style:style style:name="T114" style:parent-style-name="Policepardéfaut" style:family="text">
      <style:text-properties fo:font-weight="bold" style:font-weight-asian="bold" style:font-weight-complex="bold"/>
    </style:style>
    <style:style style:name="P115" style:parent-style-name="Normal" style:list-style-name="LFO8" style:family="paragraph"/>
    <style:style style:name="T116" style:parent-style-name="Policepardéfaut" style:family="text">
      <style:text-properties fo:font-weight="bold" style:font-weight-asian="bold" style:font-weight-complex="bold"/>
    </style:style>
    <style:style style:name="P117" style:parent-style-name="Normal" style:family="paragraph">
      <style:text-properties fo:font-weight="bold" style:font-weight-asian="bold" style:font-weight-complex="bold"/>
    </style:style>
    <style:style style:name="P118" style:parent-style-name="Normal" style:list-style-name="LFO9" style:family="paragraph"/>
    <style:style style:name="T119" style:parent-style-name="Policepardéfaut" style:family="text">
      <style:text-properties fo:font-weight="bold" style:font-weight-asian="bold" style:font-weight-complex="bold"/>
    </style:style>
    <style:style style:name="P120" style:parent-style-name="Normal" style:list-style-name="LFO9" style:family="paragraph"/>
    <style:style style:name="T121" style:parent-style-name="Policepardéfaut" style:family="text">
      <style:text-properties fo:font-weight="bold" style:font-weight-asian="bold" style:font-weight-complex="bold"/>
    </style:style>
    <style:style style:name="P122" style:parent-style-name="Normal" style:list-style-name="LFO9" style:family="paragraph"/>
    <style:style style:name="T123" style:parent-style-name="Policepardéfaut" style:family="text">
      <style:text-properties fo:font-weight="bold" style:font-weight-asian="bold" style:font-weight-complex="bold"/>
    </style:style>
    <style:style style:name="P124" style:parent-style-name="Normal" style:list-style-name="LFO9" style:family="paragraph"/>
    <style:style style:name="T125" style:parent-style-name="Policepardéfaut" style:family="text">
      <style:text-properties fo:font-weight="bold" style:font-weight-asian="bold" style:font-weight-complex="bold"/>
    </style:style>
    <style:style style:name="P126" style:parent-style-name="Normal" style:list-style-name="LFO9" style:family="paragraph"/>
    <style:style style:name="T127" style:parent-style-name="Policepardéfaut" style:family="text">
      <style:text-properties fo:font-weight="bold" style:font-weight-asian="bold" style:font-weight-complex="bold"/>
    </style:style>
    <style:style style:name="P128" style:parent-style-name="Normal" style:list-style-name="LFO9" style:family="paragraph"/>
    <style:style style:name="T129" style:parent-style-name="Policepardéfaut" style:family="text">
      <style:text-properties fo:font-weight="bold" style:font-weight-asian="bold" style:font-weight-complex="bold"/>
    </style:style>
    <style:style style:name="P130" style:parent-style-name="Normal" style:family="paragraph">
      <style:text-properties fo:font-weight="bold" style:font-weight-asian="bold" style:font-weight-complex="bold"/>
    </style:style>
    <style:style style:name="P131" style:parent-style-name="Normal" style:list-style-name="LFO10" style:family="paragraph"/>
    <style:style style:name="T132" style:parent-style-name="Policepardéfaut" style:family="text">
      <style:text-properties fo:font-weight="bold" style:font-weight-asian="bold" style:font-weight-complex="bold"/>
    </style:style>
    <style:style style:name="P133" style:parent-style-name="Normal" style:list-style-name="LFO10" style:family="paragraph"/>
    <style:style style:name="T134" style:parent-style-name="Policepardéfaut" style:family="text">
      <style:text-properties fo:font-weight="bold" style:font-weight-asian="bold" style:font-weight-complex="bold"/>
    </style:style>
    <style:style style:name="P135" style:parent-style-name="Normal" style:list-style-name="LFO10" style:family="paragraph"/>
    <style:style style:name="T136" style:parent-style-name="Policepardéfaut" style:family="text">
      <style:text-properties fo:font-weight="bold" style:font-weight-asian="bold" style:font-weight-complex="bold"/>
    </style:style>
    <style:style style:name="P137" style:parent-style-name="Normal" style:list-style-name="LFO10" style:family="paragraph"/>
    <style:style style:name="T138" style:parent-style-name="Policepardéfaut" style:family="text">
      <style:text-properties fo:font-weight="bold" style:font-weight-asian="bold" style:font-weight-complex="bold"/>
    </style:style>
    <style:style style:name="P139" style:parent-style-name="Normal" style:list-style-name="LFO10" style:family="paragraph"/>
    <style:style style:name="T140" style:parent-style-name="Policepardéfaut" style:family="text">
      <style:text-properties fo:font-weight="bold" style:font-weight-asian="bold" style:font-weight-complex="bold"/>
    </style:style>
    <style:style style:name="P141" style:parent-style-name="Normal" style:family="paragraph">
      <style:text-properties fo:font-weight="bold" style:font-weight-asian="bold" style:font-weight-complex="bold"/>
    </style:style>
    <style:style style:name="P142" style:parent-style-name="Normal" style:family="paragraph">
      <style:text-properties fo:font-weight="bold" style:font-weight-asian="bold" style:font-weight-complex="bold"/>
    </style:style>
    <style:style style:name="P143" style:parent-style-name="Normal" style:list-style-name="LFO11" style:family="paragraph"/>
    <style:style style:name="P144" style:parent-style-name="Normal" style:list-style-name="LFO11" style:family="paragraph"/>
    <style:style style:name="P145" style:parent-style-name="Normal" style:list-style-name="LFO11" style:family="paragraph"/>
    <style:style style:name="P146" style:parent-style-name="Normal" style:list-style-name="LFO11" style:family="paragraph"/>
    <style:style style:name="P147" style:parent-style-name="Normal" style:family="paragraph">
      <style:text-properties fo:font-weight="bold" style:font-weight-asian="bold" style:font-weight-complex="bold"/>
    </style:style>
    <style:style style:name="P148" style:parent-style-name="Normal" style:list-style-name="LFO12" style:family="paragraph"/>
    <style:style style:name="P149" style:parent-style-name="Normal" style:list-style-name="LFO12" style:family="paragraph"/>
    <style:style style:name="P150" style:parent-style-name="Normal" style:list-style-name="LFO12" style:family="paragraph"/>
    <style:style style:name="P151" style:parent-style-name="Normal" style:family="paragraph">
      <style:text-properties fo:font-weight="bold" style:font-weight-asian="bold" style:font-weight-complex="bold"/>
    </style:style>
    <style:style style:name="P152" style:parent-style-name="Normal" style:list-style-name="LFO13" style:family="paragraph"/>
    <style:style style:name="P153" style:parent-style-name="Normal" style:list-style-name="LFO13" style:family="paragraph"/>
    <style:style style:name="P154" style:parent-style-name="Normal" style:list-style-name="LFO13" style:family="paragraph"/>
  </office:automatic-styles>
  <office:body>
    <office:text text:use-soft-page-breaks="true">
      <text:p text:style-name="P1">Description du Code - Gestionnaire de Bibliothèque Multimédia</text:p>
      <text:p text:style-name="P2">Aperçu général</text:p>
      <text:p text:style-name="Normal">Ce projet est une application Python de gestion d'une bibliothèque multimédia, permettant de gérer des livres, films et musiques via une interface graphique tkinter. Il est structuré en modules pour respecter les principes de la programmation orientée objet (POO) et assurer une séparation claire des responsabilités. Les données sont sauvegardées dans un fichier JSON pour la persistance.</text:p>
      <text:p text:style-name="P3">Structure du projet</text:p>
      <text:p text:style-name="Normal">Le projet est organisé en plusieurs fichiers, chacun avec un rôle spécifique :</text:p>
      <text:list text:style-name="LFO1" text:continue-numbering="true">
        <text:list-item>
          <text:p text:style-name="P4">media.py : Définit la classe abstraite de base pour tous les médias.</text:p>
        </text:list-item>
        <text:list-item>
          <text:p text:style-name="P5">livre.py : Définit la classe pour les livres, héritant de Media.</text:p>
        </text:list-item>
        <text:list-item>
          <text:p text:style-name="P6">film.py : Définit la classe pour les films, héritant de Media.</text:p>
        </text:list-item>
        <text:list-item>
          <text:p text:style-name="P7">musique.py : Définit la classe pour les musiques, héritant de Media.</text:p>
        </text:list-item>
        <text:list-item>
          <text:p text:style-name="P8">bibliotheque.py : Gère la collection de médias (ajout, recherche, suppression).</text:p>
        </text:list-item>
        <text:list-item>
          <text:p text:style-name="P9">sauvegarde.py : Gère la lecture et l'écriture des données dans un fichier JSON.</text:p>
        </text:list-item>
        <text:list-item>
          <text:p text:style-name="P10">interface.py : Fournit une interface graphique avec tkinter pour interagir avec l'application.</text:p>
        </text:list-item>
      </text:list>
      <text:p text:style-name="P11">Description des fichiers et classes</text:p>
      <text:p text:style-name="P12">1. media.py</text:p>
      <text:p text:style-name="Normal"><text:span text:style-name="T13">Rôle</text:span><text:s/>: Définit la classe abstraite Media, qui sert de classe parent pour tous les types de médias.</text:p>
      <text:p text:style-name="Normal"><text:span text:style-name="T14">Classe</text:span><text:s/>: Media (abstraite)</text:p>
      <text:list text:style-name="LFO2" text:continue-numbering="true">
        <text:list-item>
          <text:p text:style-name="P15"><text:span text:style-name="T16">Attributs</text:span><text:s/>:</text:p>
          <text:list text:continue-numbering="true">
            <text:list-item>
              <text:p text:style-name="P17">_titre (privé) : Titre du média (chaîne).</text:p>
            </text:list-item>
            <text:list-item>
              <text:p text:style-name="P18">_annee (privé) : Année de publication/sortie (entier).</text:p>
            </text:list-item>
            <text:list-item>
              <text:p text:style-name="P19">_identifiant (privé) : Identifiant unique (chaîne, généré via UUID).</text:p>
            </text:list-item>
          </text:list>
        </text:list-item>
        <text:list-item>
          <text:p text:style-name="P20"><text:span text:style-name="T21">Méthodes</text:span><text:s/>:</text:p>
          <text:list text:continue-numbering="true">
            <text:list-item>
              <text:p text:style-name="P22">titre, annee, identifiant (propriétés getter/setter) : Accès et validation des attributs.</text:p>
            </text:list-item>
            <text:list-item>
              <text:p text:style-name="P23">afficher (abstraite) : Méthode à redéfinir dans les sous-classes pour afficher les détails.</text:p>
            </text:list-item>
            <text:list-item>
              <text:p text:style-name="P24">to_dict : Convertit l'objet en dictionnaire pour la sauvegarde JSON.</text:p>
            </text:list-item>
          </text:list>
        </text:list-item>
        <text:list-item>
          <text:p text:style-name="P25"><text:span text:style-name="T26">Concepts POO</text:span><text:s/>: Abstraction, encapsulation (attributs privés, propriétés).</text:p>
        </text:list-item>
      </text:list>
      <text:p text:style-name="P27">2. livre.py</text:p>
      <text:p text:style-name="Normal"><text:span text:style-name="T28">Rôle</text:span><text:s/>: Définit la classe Livre, qui représente un livre dans la bibliothèque.</text:p>
      <text:p text:style-name="Normal"><text:span text:style-name="T29">Classe</text:span><text:s/>: Livre (hérite de Media)</text:p>
      <text:list text:style-name="LFO3" text:continue-numbering="true">
        <text:list-item>
          <text:p text:style-name="P30"><text:span text:style-name="T31">Attributs supplémentaires</text:span><text:s/>:</text:p>
          <text:list text:continue-numbering="true">
            <text:list-item>
              <text:p text:style-name="P32">_auteur (privé) : Nom de l'auteur (chaîne).</text:p>
            </text:list-item>
            <text:list-item>
              <text:p text:style-name="P33">_isbn (privé) : Numéro ISBN (chaîne).</text:p>
            </text:list-item>
          </text:list>
        </text:list-item>
        <text:list-item>
          <text:p text:style-name="P34"><text:span text:style-name="T35">Méthodes</text:span><text:s/>:</text:p>
          <text:list text:continue-numbering="true">
            <text:list-item>
              <text:p text:style-name="P36">auteur, isbn (propriétés getter/setter) : Accès et validation des attributs.</text:p>
            </text:list-item>
            <text:list-item>
              <text:p text:style-name="P37">afficher : Retourne une chaîne décrivant le livre (polymorphisme).</text:p>
            </text:list-item>
            <text:list-item>
              <text:p text:style-name="P38">to_dict : Étend la méthode parent pour inclure auteur et isbn.</text:p>
            </text:list-item>
          </text:list>
        </text:list-item>
        <text:list-item>
          <text:p text:style-name="P39"><text:span text:style-name="T40">Concepts POO</text:span><text:s/>: Héritage, polymorphisme, encapsulation.</text:p>
        </text:list-item>
      </text:list>
      <text:p text:style-name="P41">3. film.py</text:p>
      <text:p text:style-name="Normal"><text:span text:style-name="T42">Rôle</text:span><text:s/>: Définit la classe Film, qui représente un film dans la bibliothèque.</text:p>
      <text:p text:style-name="Normal"><text:span text:style-name="T43">Classe</text:span><text:s/>: Film (hérite de Media)</text:p>
      <text:list text:style-name="LFO4" text:continue-numbering="true">
        <text:list-item>
          <text:p text:style-name="P44"><text:span text:style-name="T45">Attributs supplémentaires</text:span><text:s/>:</text:p>
          <text:list text:continue-numbering="true">
            <text:list-item>
              <text:p text:style-name="P46">_realisateur (privé) : Nom du réalisateur (chaîne).</text:p>
            </text:list-item>
            <text:list-item>
              <text:p text:style-name="P47">_duree (privé) : Durée en minutes (entier).</text:p>
            </text:list-item>
          </text:list>
        </text:list-item>
        <text:list-item>
          <text:p text:style-name="P48"><text:span text:style-name="T49">Méthodes</text:span><text:s/>:</text:p>
          <text:list text:continue-numbering="true">
            <text:list-item>
              <text:p text:style-name="P50">realisateur, duree (propriétés getter/setter) : Accès et validation des attributs.</text:p>
            </text:list-item>
            <text:list-item>
              <text:p text:style-name="P51">afficher : Retourne une chaîne décrivant le film (polymorphisme).</text:p>
            </text:list-item>
            <text:list-item>
              <text:p text:style-name="P52">to_dict : Étend la méthode parent pour inclure realisateur et duree.</text:p>
            </text:list-item>
          </text:list>
        </text:list-item>
        <text:list-item>
          <text:p text:style-name="P53"><text:span text:style-name="T54">Concepts POO</text:span><text:s/>: Héritage, polymorphisme, encapsulation.</text:p>
        </text:list-item>
      </text:list>
      <text:p text:style-name="P55">4. musique.py</text:p>
      <text:p text:style-name="Normal"><text:span text:style-name="T56">Rôle</text:span><text:s/>: Définit la classe Musique, qui représente une musique dans la bibliothèque.</text:p>
      <text:p text:style-name="Normal"><text:span text:style-name="T57">Classe</text:span><text:s/>: Musique (hérite de Media)</text:p>
      <text:soft-page-break/>
      <text:list text:style-name="LFO5" text:continue-numbering="true">
        <text:list-item>
          <text:p text:style-name="P58"><text:span text:style-name="T59">Attributs supplémentaires</text:span><text:s/>:</text:p>
          <text:list text:continue-numbering="true">
            <text:list-item>
              <text:p text:style-name="P60">_artiste (privé) : Nom de l'artiste (chaîne).</text:p>
            </text:list-item>
            <text:list-item>
              <text:p text:style-name="P61">_genre (privé) : Genre musical (chaîne).</text:p>
            </text:list-item>
          </text:list>
        </text:list-item>
        <text:list-item>
          <text:p text:style-name="P62"><text:span text:style-name="T63">Méthodes</text:span><text:s/>:</text:p>
          <text:list text:continue-numbering="true">
            <text:list-item>
              <text:p text:style-name="P64">artiste, genre (propriétés getter/setter) : Accès et validation des attributs.</text:p>
            </text:list-item>
            <text:list-item>
              <text:p text:style-name="P65">afficher : Retourne une chaîne décrivant la musique (polymorphisme).</text:p>
            </text:list-item>
            <text:list-item>
              <text:p text:style-name="P66">to_dict : Étend la méthode parent pour inclure artiste et genre.</text:p>
            </text:list-item>
          </text:list>
        </text:list-item>
        <text:list-item>
          <text:p text:style-name="P67"><text:span text:style-name="T68">Concepts POO</text:span><text:s/>: Héritage, polymorphisme, encapsulation.</text:p>
        </text:list-item>
      </text:list>
      <text:p text:style-name="P69">5. bibliotheque.py</text:p>
      <text:p text:style-name="Normal"><text:span text:style-name="T70">Rôle</text:span><text:s/>: Gère la collection de médias (ajout, recherche, suppression).</text:p>
      <text:p text:style-name="Normal"><text:span text:style-name="T71">Classe</text:span><text:s/>: Bibliotheque</text:p>
      <text:list text:style-name="LFO6" text:continue-numbering="true">
        <text:list-item>
          <text:p text:style-name="P72"><text:span text:style-name="T73">Attributs</text:span><text:s/>:</text:p>
          <text:list text:continue-numbering="true">
            <text:list-item>
              <text:p text:style-name="P74">_medias (privé) : Liste des objets Media (livres, films, musiques).</text:p>
            </text:list-item>
          </text:list>
        </text:list-item>
        <text:list-item>
          <text:p text:style-name="P75"><text:span text:style-name="T76">Méthodes</text:span><text:s/>:</text:p>
          <text:list text:continue-numbering="true">
            <text:list-item>
              <text:p text:style-name="P77">ajouter_media : Ajoute un média à la liste (vérifie le type).</text:p>
            </text:list-item>
            <text:list-item>
              <text:p text:style-name="P78">supprimer_media : Supprime un média par son identifiant.</text:p>
            </text:list-item>
            <text:list-item>
              <text:p text:style-name="P79">rechercher_par_titre : Recherche des médias par titre (insensible à la casse).</text:p>
            </text:list-item>
            <text:list-item>
              <text:p text:style-name="P80">lister_medias : Retourne la liste complète des médias.</text:p>
            </text:list-item>
            <text:list-item>
              <text:p text:style-name="P81">to_dict : Convertit la bibliothèque entière en liste de dictionnaires pour la sauvegarde.</text:p>
            </text:list-item>
          </text:list>
        </text:list-item>
        <text:list-item>
          <text:p text:style-name="P82"><text:span text:style-name="T83">Concepts POO</text:span><text:s/>: Encapsulation, gestion d'objets polymorphes.</text:p>
        </text:list-item>
      </text:list>
      <text:p text:style-name="P84">6. sauvegarde.py</text:p>
      <text:p text:style-name="Normal"><text:span text:style-name="T85">Rôle</text:span><text:s/>: Gère la persistance des données en JSON (sauvegarde et chargement).</text:p>
      <text:p text:style-name="Normal"><text:span text:style-name="T86">Classe</text:span><text:s/>: Sauvegarde</text:p>
      <text:list text:style-name="LFO7" text:continue-numbering="true">
        <text:list-item>
          <text:p text:style-name="P87"><text:span text:style-name="T88">Attributs</text:span><text:s/>:</text:p>
          <text:list text:continue-numbering="true">
            <text:list-item>
              <text:p text:style-name="P89">fichier : Chemin du fichier JSON (bibliotheque.json par défaut).</text:p>
            </text:list-item>
          </text:list>
        </text:list-item>
        <text:list-item>
          <text:p text:style-name="P90"><text:span text:style-name="T91">Méthodes</text:span><text:s/>:</text:p>
          <text:list text:continue-numbering="true">
            <text:list-item>
              <text:p text:style-name="P92">sauvegarder : Écrit les données de la bibliothèque dans le fichier JSON.</text:p>
            </text:list-item>
            <text:list-item>
              <text:p text:style-name="P93">charger : Lit le fichier JSON et recrée les objets Livre, Film, ou Musique.</text:p>
            </text:list-item>
          </text:list>
        </text:list-item>
        <text:list-item>
          <text:p text:style-name="P94"><text:span text:style-name="T95">Concepts POO</text:span><text:s/>: Encapsulation, gestion d'exceptions.</text:p>
        </text:list-item>
      </text:list>
      <text:p text:style-name="P96">7. interface.py</text:p>
      <text:p text:style-name="Normal"><text:span text:style-name="T97">Rôle</text:span><text:s/>: Fournit l'interface graphique avec tkinter et orchestre l'application.</text:p>
      <text:p text:style-name="Normal"><text:span text:style-name="T98">Classe</text:span><text:s/>: InterfaceBibliotheque</text:p>
      <text:list text:style-name="LFO8" text:continue-numbering="true">
        <text:list-item>
          <text:p text:style-name="P99"><text:span text:style-name="T100">Attributs</text:span><text:s/>:</text:p>
          <text:list text:continue-numbering="true">
            <text:list-item>
              <text:p text:style-name="P101">root : Fenêtre principale tkinter.</text:p>
            </text:list-item>
            <text:list-item>
              <text:p text:style-name="P102">bibliotheque : Instance de Bibliotheque pour gérer les médias.</text:p>
            </text:list-item>
            <text:list-item>
              <text:p text:style-name="P103">sauvegarde : Instance de Sauvegarde pour la persistance.</text:p>
            </text:list-item>
            <text:list-item>
              <text:p text:style-name="P104">Widgets tkinter (entrées, boutons, liste, etc.) pour l'interaction utilisateur.</text:p>
            </text:list-item>
          </text:list>
        </text:list-item>
        <text:list-item>
          <text:p text:style-name="P105"><text:span text:style-name="T106">Méthodes principales</text:span><text:s/>:</text:p>
          <text:list text:continue-numbering="true">
            <text:list-item>
              <text:p text:style-name="P107">creer_widgets : Initialise l'interface graphique (formulaire, liste, boutons).</text:p>
            </text:list-item>
            <text:list-item>
              <text:p text:style-name="P108">update_champs_specifiques : Ajuste les champs du formulaire selon le type de média.</text:p>
            </text:list-item>
            <text:list-item>
              <text:p text:style-name="P109">ajouter_media : Crée et ajoute un nouveau média, sauvegarde les données.</text:p>
            </text:list-item>
            <text:list-item>
              <text:p text:style-name="P110">rechercher_media : Affiche les résultats de la recherche par titre.</text:p>
            </text:list-item>
            <text:list-item>
              <text:p text:style-name="P111">supprimer_media : Supprime le média sélectionné et met à jour la sauvegarde.</text:p>
            </text:list-item>
            <text:list-item>
              <text:p text:style-name="P112">mettre_a_jour_liste : Rafraîchit l'affichage de la liste des médias.</text:p>
            </text:list-item>
          </text:list>
        </text:list-item>
        <text:list-item>
          <text:p text:style-name="P113"><text:span text:style-name="T114">Concepts POO</text:span><text:s/>: Encapsulation, gestion d'exceptions, modularité.</text:p>
        </text:list-item>
        <text:list-item>
          <text:p text:style-name="P115"><text:span text:style-name="T116">Autres</text:span><text:s/>: Utilise uuid pour générer des identifiants uniques pour chaque média.</text:p>
        </text:list-item>
      </text:list>
      <text:p text:style-name="P117">Concepts POO mobilisés</text:p>
      <text:list text:style-name="LFO9" text:continue-numbering="true">
        <text:list-item>
          <text:p text:style-name="P118"><text:span text:style-name="T119">Héritage</text:span><text:s/>: Livre, Film, Musique héritent de Media.</text:p>
        </text:list-item>
        <text:list-item>
          <text:p text:style-name="P120"><text:span text:style-name="T121">Encapsulation</text:span><text:s/>: Attributs privés avec _ et accès via propriétés (@property).</text:p>
        </text:list-item>
        <text:list-item>
          <text:p text:style-name="P122"><text:span text:style-name="T123">Polymorphisme</text:span><text:s/>: Méthode afficher redéfinie dans chaque sous-classe.</text:p>
        </text:list-item>
        <text:list-item>
          <text:p text:style-name="P124"><text:span text:style-name="T125">Abstraction</text:span><text:s/>: Classe Media abstraite avec méthode afficher abstraite.</text:p>
        </text:list-item>
        <text:list-item>
          <text:p text:style-name="P126"><text:span text:style-name="T127">Gestion d'exceptions</text:span><text:s/>: Validation des entrées (ex. année positive) et gestion des erreurs de fichier JSON.</text:p>
        </text:list-item>
        <text:list-item>
          <text:p text:style-name="P128"><text:span text:style-name="T129">Modularité</text:span><text:s/>: Séparation en modules distincts pour une meilleure organisation.</text:p>
        </text:list-item>
      </text:list>
      <text:p text:style-name="P130">Fonctionnalités</text:p>
      <text:list text:style-name="LFO10" text:continue-numbering="true">
        <text:list-item>
          <text:p text:style-name="P131"><text:span text:style-name="T132">Ajout de médias</text:span><text:s/>: Formulaire pour ajouter livres, films ou musiques avec validation.</text:p>
        </text:list-item>
        <text:list-item>
          <text:p text:style-name="P133"><text:span text:style-name="T134">Recherche</text:span><text:s/>: Recherche par titre (insensible à la casse).</text:p>
        </text:list-item>
        <text:list-item>
          <text:p text:style-name="P135"><text:span text:style-name="T136">Suppression</text:span><text:s/>: Suppression d'un média sélectionné dans la liste.</text:p>
        </text:list-item>
        <text:list-item>
          <text:p text:style-name="P137"><text:span text:style-name="T138">Persistance</text:span><text:s/>: Sauvegarde automatique dans bibliotheque.json et chargement au démarrage.</text:p>
        </text:list-item>
        <text:list-item>
          <text:p text:style-name="P139"><text:span text:style-name="T140">Interface graphique</text:span><text:s/>: Interface tkinter avec formulaire, liste des médias, et messages d'erreur/confirmation.</text:p>
        </text:list-item>
      </text:list>
      <text:p text:style-name="P141">Exemple de fichier JSON généré (bibliotheque.json)</text:p>
      <text:p text:style-name="Normal">[</text:p>
      <text:p text:style-name="Normal"><text:s text:c="2"/>{</text:p>
      <text:p text:style-name="Normal"><text:s text:c="4"/>"type": "Livre",</text:p>
      <text:p text:style-name="Normal"><text:s text:c="4"/>"titre": "1984",</text:p>
      <text:p text:style-name="Normal"><text:s text:c="4"/>"annee": 1949,</text:p>
      <text:p text:style-name="Normal"><text:s text:c="4"/>"identifiant": "123e4567-e89b-12d3-a456-426614174000",</text:p>
      <text:p text:style-name="Normal"><text:s text:c="4"/>"auteur": "George Orwell",</text:p>
      <text:p text:style-name="Normal"><text:s text:c="4"/>"isbn": "978-0451524935"</text:p>
      <text:p text:style-name="Normal"><text:s text:c="2"/>},</text:p>
      <text:p text:style-name="Normal"><text:s text:c="2"/>{</text:p>
      <text:p text:style-name="Normal"><text:s text:c="4"/>"type": "Film",</text:p>
      <text:p text:style-name="Normal"><text:s text:c="4"/>"titre": "Inception",</text:p>
      <text:p text:style-name="Normal"><text:s text:c="4"/>"annee": 2010,</text:p>
      <text:p text:style-name="Normal"><text:s text:c="4"/>"identifiant": "987fcdeb-12ab-34cd-56ef-789012345678",</text:p>
      <text:p text:style-name="Normal"><text:s text:c="4"/>"realisateur": "Christopher Nolan",</text:p>
      <text:p text:style-name="Normal"><text:s text:c="4"/>"duree": 148</text:p>
      <text:p text:style-name="Normal"><text:s text:c="2"/>}</text:p>
      <text:p text:style-name="Normal">]</text:p>
      <text:soft-page-break/>
      <text:p text:style-name="P142">Instructions d'exécution</text:p>
      <text:list text:style-name="LFO11" text:continue-numbering="true">
        <text:list-item>
          <text:p text:style-name="P143">Placez tous les fichiers dans un même répertoire.</text:p>
        </text:list-item>
        <text:list-item>
          <text:p text:style-name="P144">Exécutez interface.py avec Python 3.x :</text:p>
        </text:list-item>
        <text:list-item>
          <text:p text:style-name="P145">python interface.py</text:p>
        </text:list-item>
        <text:list-item>
          <text:p text:style-name="P146">Prérequis : Python 3.x, modules standard (tkinter, json, uuid).</text:p>
        </text:list-item>
      </text:list>
      <text:p text:style-name="P147">Gestion des erreurs</text:p>
      <text:list text:style-name="LFO12" text:continue-numbering="true">
        <text:list-item>
          <text:p text:style-name="P148">Validation des entrées (ex. année doit être un entier positif).</text:p>
        </text:list-item>
        <text:list-item>
          <text:p text:style-name="P149">Messages d'erreur tkinter pour les erreurs utilisateur.</text:p>
        </text:list-item>
        <text:list-item>
          <text:p text:style-name="P150">Exceptions gérées pour les opérations de fichier JSON.</text:p>
        </text:list-item>
      </text:list>
      <text:p text:style-name="P151">Remarques</text:p>
      <text:list text:style-name="LFO13" text:continue-numbering="true">
        <text:list-item>
          <text:p text:style-name="P152">Le module uuid est utilisé pour générer des identifiants uniques, évitant les conflits.</text:p>
        </text:list-item>
        <text:list-item>
          <text:p text:style-name="P153">L'application est modulaire et extensible (ajout de nouveaux types de médias possible).</text:p>
        </text:list-item>
        <text:list-item>
          <text:p text:style-name="P154">Les attributs sont protégés via l'encapsulation, et les setters incluent des validation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anae Chaib</meta:initial-creator>
    <dc:creator>hanae Chaib</dc:creator>
    <meta:creation-date>2025-06-16T17:24:00Z</meta:creation-date>
    <dc:date>2025-06-16T17:25:00Z</dc:date>
    <meta:template xlink:href="Normal" xlink:type="simple"/>
    <meta:editing-cycles>1</meta:editing-cycles>
    <meta:editing-duration>PT60S</meta:editing-duration>
    <meta:document-statistic meta:page-count="6" meta:paragraph-count="14" meta:word-count="1126" meta:character-count="7311" meta:row-count="51" meta:non-whitespace-character-count="6199"/>
  </office:meta>
</office:document-meta>
</file>